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38%" fo:break-before="auto" fo:break-after="auto" style:writing-mode="lr-tb"/>
    </style:style>
    <style:style style:name="P2" style:family="paragraph" style:parent-style-name="Standard">
      <style:paragraph-properties fo:line-height="138%" fo:text-align="center" style:justify-single-word="false" fo:break-before="auto" fo:break-after="auto" style:writing-mode="lr-tb"/>
    </style:style>
    <style:style style:name="P3" style:family="paragraph" style:parent-style-name="Standard">
      <style:paragraph-properties fo:line-height="138%" fo:text-align="justify" style:justify-single-word="false" fo:break-before="auto" fo:break-after="auto" style:writing-mode="lr-tb"/>
    </style:style>
    <style:style style:name="P4" style:family="paragraph" style:parent-style-name="Standard">
      <style:paragraph-properties fo:line-height="138%" fo:text-align="end" style:justify-single-word="false" fo:break-before="auto" fo:break-after="auto" style:writing-mode="lr-tb"/>
    </style:style>
    <style:style style:name="P5" style:family="paragraph" style:parent-style-name="Standard">
      <style:paragraph-properties fo:line-height="115%" fo:break-before="auto" fo:break-after="auto" style:writing-mode="lr-tb"/>
      <style:text-properties fo:font-size="14pt" style:font-size-asian="14pt" style:font-size-complex="14pt"/>
    </style:style>
    <style:style style:name="P6" style:family="paragraph" style:parent-style-name="Standard">
      <style:paragraph-properties fo:line-height="138%" fo:break-before="auto" fo:break-after="auto" style:writing-mode="lr-tb"/>
      <style:text-properties fo:font-style="italic" style:font-style-asian="italic" style:font-style-complex="italic"/>
    </style:style>
    <style:style style:name="P7" style:family="paragraph" style:parent-style-name="Standard" style:master-page-name="Standard">
      <style:paragraph-properties fo:line-height="138%" fo:text-align="center" style:justify-single-word="false" style:page-number="auto" fo:break-before="auto" fo:break-after="auto" style:writing-mode="lr-tb"/>
    </style:style>
    <style:style style:name="P8" style:family="paragraph">
      <style:paragraph-properties fo:margin-left="0cm" fo:margin-right="0cm" fo:margin-top="0cm" fo:margin-bottom="0cm" fo:line-height="100%" fo:text-align="start" fo:text-indent="0cm" style:writing-mode="lr-tb"/>
    </style:style>
    <style:style style:name="T1" style:family="text">
      <style:text-properties fo:font-size="18pt" style:font-size-asian="18pt" style:font-size-complex="18pt"/>
    </style:style>
    <style:style style:name="T2" style:family="text">
      <style:text-properties fo:font-size="14pt" style:font-size-asian="14pt" style:font-size-complex="14pt"/>
    </style:style>
    <style:style style:name="T3" style:family="text">
      <style:text-properties fo:font-style="italic" style:font-style-asian="italic" style:font-style-complex="italic"/>
    </style:style>
    <style:style style:name="T4" style:family="text">
      <style:text-properties fo:color="#1155cc" style:text-underline-style="solid" style:text-underline-width="auto" style:text-underline-color="font-color"/>
    </style:style>
    <style:style style:name="T5"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Pamiętniki Młodego Subiektywisty</text:span></text:p>
      <text:p text:style-name="P2"><text:span text:style-name="T2">Część II „Zapach Serca”</text:span></text:p>
      <text:p text:style-name="P5"/>
      <text:p text:style-name="P3">Przemierzyłem najmroczniejsze odchłanie derpibooru i widziałem clopy, które jeżą włos na głowie największych chojraków, jakich widział ten fandom. Galopujące perwersje zmieszane jeszcze nieraz z gore… A jednak bronym wciąż udaje się mnie zaskoczyć. I tak właśnie zaskoczył mnie SPIDIvonMARDER.</text:p>
      <text:p text:style-name="P3"/>
      <text:p text:style-name="P3">Okoliczności, jakie sprawiły, że pod nóż nawinął mi się erotyk pod tytułem „Zapach Serca”, są nieistotne, ktoś rzucił mi to czystym przypadkiem. Ważniejsza jest sama treść. Cóż… tekst pochodzi z 8 sierpnia 2014, a więc na długo po wydaniu „Żelaznego Księżyca”. Co jest dość dziwne, bo to drugie opowiadanie uzyskało tag [epic] oraz ma wielu fanów, każe to sądzić, że autor jednak ma jakieś pojęcie o pisaniu. Więc co się, do cholery, stało rok temu?</text:p>
      <text:p text:style-name="P3"/>
      <text:p text:style-name="P3">Zapewne zdążyłem Cię już pewnie znudzić, Drogi Czytelniku, wiec może przejdę do sedna. Mamy tu do czynienia z erotykiem. Ale nie byle jakim! Bowiem jego głównymi bohaterami są: księżniczka Mi Amore Cadenza, dla przyjaciół Cadence oraz… książę Baltic, maskotka Tribrony. Postacie w tym opowiadaniu są anthro (to znaczy, że mają ludzkie ciała z kuczymi głowami, plus ew. rogi i skrzydła), co samo w sobie już jest minusem. Wszystko zaczyna się opisem Trójmiasta oraz tego, jak Baltic bardzo kocha swoją krainę i siostrę… a także księżniczkę Cadence. Gdzie jest Shining Armor, pytacie? **** wie, tyle Wam powiem. To w końcu erotyk o maskotce Tribrony, czego Wy się spodziewaliście? </text:p>
      <text:p text:style-name="P3"/>
      <text:p text:style-name="P3">Pominę ciąg zdarzeń, bo sprowadza się do tego, że Baltic i Cadence się spotykają, macają, a potem urywa się film. To nie jest istotne. Istotna natomiast jest forma, która przysłoniła treść niczym gruba baba z opowiadań Ala Bundy’ego. Wszystko tu ma tak przesadzony, poetycki opis, że sam Goethe wstał z grobu i zaczął klaskać. Dowód?</text:p>
      <text:p text:style-name="P6"/>
      <text:p text:style-name="P1"><text:span text:style-name="T3">Księżniczka Mi Amore Cadenza była, jak to określił jeden z trójmiejskich poetów o szorstkim nazwisku, „liściem wierzby płaczącej”.</text:span></text:p>
      <text:p text:style-name="P3"/>
      <text:p text:style-name="P3">I tego jest więcej. Dużo więcej. A, no i słowem dnia jest „gracylność”. Co ciekawe, cały ten klimat wyszukanej narracji jak pieprzony taran burzy co chwila jedno słowo, np. „Książę odszedł od okna i chciał wziąć się za trening, który olał tego dnia”. Olał. Raz mamy liść wierzby płaczącej, a raz olewanie dnia nóg… Goethe przestał klaskać, zapadła niezręczna cisza.</text:p>
      <text:p text:style-name="P3"/>
      <text:p text:style-name="P3">A może teraz coś o bohaterach? Mamy wspomnianych Baltica i Cadence. I tu też jest bardzo zabawna sprawa. Bowiem książę z Trójmiasta opisany jest jako niemal kwadratowy. <text:soft-page-break/>Serio, jest tak szeroki w barach, że ledwo mieści się w drzwiach, a w dodatku niski. Taki mały Burneika. W dodatku co jakiś czas autor przypomina nam, jaki to barczysty i potężny woj… Za to Cadenza? O, Chrystusie miłosierny… Tu mamy do czynienia z dwumetrową, chudą jak wieszak na płaszcze anorektyczką. Spidi nawet tego nie próbuje ukryć, a nazywa wprost. Znajdują się tu opisy tego, jak Baltic przesuwa palce po odstających kościach… Brr! A jej ubiór? Rurki, bluzeczka, kokardki we włosach, wylakierowane we wzorki pazurzyska… jak sam autor pisze: nastolatka. </text:p>
      <text:p text:style-name="P3"/>
      <text:p text:style-name="P3">Potem dochodzimy do rękoczynów (i nogoczynów). I tu występują takie rzeczy, jak: fetysz stóp, nieme dyskusje, gotycki Gdańsk, mizianie stopą po brzuchu, powłóczyste spojrzenie, które Baltic słyszał jako arię sopranową, sonety myśli, smakowanie rozmowy, jak wieloskładnikowy obiad… W zasadzie to sam kontempluję, co tu jest napisane i nie mogę uwierzyć własnym oczom. Tak czy siak, opisy zbliżeń erotycznych są co najmniej dziwne. Te upodobanie Cadence w drapaniu czy napawaniu się dotykiem pleców Baltica wprawiają w lekkie zakłopotanie oraz minę, wyrażającą cztery słowa: „co ja, kurna, czytam?”. I jest jedna rzecz… Otóż sceny miziania mają miejsce na dachu pałacu, czy czegoś tam, no nieistotne. Tak czy siak, zawarte jest, że parka nie przejmowała się tym, że ktoś może ich zobaczyć, bo nikt nie patrzy tak wysoko, a pegaz nie rozpozna ich z daleka. Ja tak myślę, że wystarczyłoby… no… podlecieć bliżej?</text:p>
      <text:p text:style-name="P3"/>
      <text:p text:style-name="P3">Muszę też wspomnieć o samym zakończeniu schadzki, kiedy gra wstępna polegająca na drapaniu i macaniu odstających kości dobiega końca, miast powierzchownego opisu aktu czy emocji mu towarzyszących, dostajemy… dwie świetliste kule. Tak, Cadence wyczarowuje dwie świetliste kule, które wchodzą w pierś jej i Baltica, po czym my, czytelnicy, dostajemy opis jej ekstazy i tego, że wstrzymuje jęki i krzyk rozkoszy „bo po co”. No i wszystko ok, ale jak widzę, że Cadence przywołuje dwie kulki, które ich penetrują, po czym ta doznaje ekstazy, to… Domyślcie się sami.</text:p>
      <text:p text:style-name="P3"/>
      <text:p text:style-name="P3">Ech… Nie wiem, czy odpowiednio oddałem to, jak bardzo… dziwny jest ten fanfik. Czytałem go razem z kilkoma innymi osobami dla tzw. beki i miałem przy tym dobry ubaw. Komentowanie tych dziwacznych porównań i metafor, począwszy od opisów anorektycznej, płaskiej jak decha Cadence i niskiego, krępego Baltica, a kończąc na karkołomnych pozach podczas zbliżeń sprawiało masę frajdy, gdy byli ludzie, którzy czytali to ze mną. Ale gdybym sam miał to przerobić? Prawdopodobnie wyłączyłbym po stronie lub dwóch ze względu na, jak mówiłem, przesadzoną formę. Po prostu znudziłbym się. A gdybym jednak przez to przebrnął, to czytałbym z wyrazem niedowierzania na twarzy. </text:p>
      <text:p text:style-name="P3"/>
      <text:p text:style-name="P3">Ten fanfik jest po prostu ZŁY. Nie wiem, czy to był wypadek przy pracy, przegrany zakład czy może troll, bo nie wierzę, że ktoś, kto rok wcześniej napisał coś takiego, jak „Żelazny Księżyc”, (nie czytałem go, ale po opiniach wnoszę, że jest co najmniej dobry) stworzył i <text:soft-page-break/>wydał na świat taki… twór. A nawet trzy twory, bo obok „Zapachu Serca” unoszą się jeszcze „Zapachy Ognia” i „Snów”, które są jeszcze dziwniejsze.</text:p>
      <text:p text:style-name="P3"/>
      <text:p text:style-name="P3">Innymi słowy, Spidi, zjebałeś. Nie wiem, czy pisałeś to napruty w trzy dupy albo naćpany… nie rób tego więcej. Proszę. I pozdrawiam.</text:p>
      <text:p text:style-name="P3"/>
      <text:p text:style-name="P4">Zodiak</text:p>
      <text:p text:style-name="P3">P.S Przypomnę jeszcze, że ten cykl nie ma na celu obrażać autorów omawianych dzieł, a przedstawić moje przemyślenia na ich temat okraszone w złośliwy komentarz, który może jakimś cudem kogoś rozbawi.</text:p>
      <text:p text:style-name="P3"/>
      <text:p text:style-name="P3">Obrazek: <text:a xlink:type="simple" xlink:href="https://derpiboo.ru/8647?scope=scpef72b61dcdc300cdc766b2f3abdfd6763f79e851f" text:style-name="Internet_20_link" text:visited-style-name="Visited_20_Internet_20_Link">https</text:a><text:a xlink:type="simple" xlink:href="https://derpiboo.ru/8647?scope=scpef72b61dcdc300cdc766b2f3abdfd6763f79e851f" text:style-name="Internet_20_link" text:visited-style-name="Visited_20_Internet_20_Link">://</text:a><text:a xlink:type="simple" xlink:href="https://derpiboo.ru/8647?scope=scpef72b61dcdc300cdc766b2f3abdfd6763f79e851f" text:style-name="Internet_20_link" text:visited-style-name="Visited_20_Internet_20_Link">derpiboo</text:a><text:a xlink:type="simple" xlink:href="https://derpiboo.ru/8647?scope=scpef72b61dcdc300cdc766b2f3abdfd6763f79e851f" text:style-name="Internet_20_link" text:visited-style-name="Visited_20_Internet_20_Link">.</text:a><text:a xlink:type="simple" xlink:href="https://derpiboo.ru/8647?scope=scpef72b61dcdc300cdc766b2f3abdfd6763f79e851f" text:style-name="Internet_20_link" text:visited-style-name="Visited_20_Internet_20_Link">ru</text:a><text:a xlink:type="simple" xlink:href="https://derpiboo.ru/8647?scope=scpef72b61dcdc300cdc766b2f3abdfd6763f79e851f" text:style-name="Internet_20_link" text:visited-style-name="Visited_20_Internet_20_Link">/8647?</text:a><text:a xlink:type="simple" xlink:href="https://derpiboo.ru/8647?scope=scpef72b61dcdc300cdc766b2f3abdfd6763f79e851f" text:style-name="Internet_20_link" text:visited-style-name="Visited_20_Internet_20_Link">scope</text:a><text:a xlink:type="simple" xlink:href="https://derpiboo.ru/8647?scope=scpef72b61dcdc300cdc766b2f3abdfd6763f79e851f" text:style-name="Internet_20_link" text:visited-style-name="Visited_20_Internet_20_Link">=</text:a><text:a xlink:type="simple" xlink:href="https://derpiboo.ru/8647?scope=scpef72b61dcdc300cdc766b2f3abdfd6763f79e851f" text:style-name="Internet_20_link" text:visited-style-name="Visited_20_Internet_20_Link">scpef</text:a><text:a xlink:type="simple" xlink:href="https://derpiboo.ru/8647?scope=scpef72b61dcdc300cdc766b2f3abdfd6763f79e851f" text:style-name="Internet_20_link" text:visited-style-name="Visited_20_Internet_20_Link">72</text:a><text:a xlink:type="simple" xlink:href="https://derpiboo.ru/8647?scope=scpef72b61dcdc300cdc766b2f3abdfd6763f79e851f" text:style-name="Internet_20_link" text:visited-style-name="Visited_20_Internet_20_Link">b</text:a><text:a xlink:type="simple" xlink:href="https://derpiboo.ru/8647?scope=scpef72b61dcdc300cdc766b2f3abdfd6763f79e851f" text:style-name="Internet_20_link" text:visited-style-name="Visited_20_Internet_20_Link">61</text:a><text:a xlink:type="simple" xlink:href="https://derpiboo.ru/8647?scope=scpef72b61dcdc300cdc766b2f3abdfd6763f79e851f" text:style-name="Internet_20_link" text:visited-style-name="Visited_20_Internet_20_Link">dcdc</text:a><text:a xlink:type="simple" xlink:href="https://derpiboo.ru/8647?scope=scpef72b61dcdc300cdc766b2f3abdfd6763f79e851f" text:style-name="Internet_20_link" text:visited-style-name="Visited_20_Internet_20_Link">300</text:a><text:a xlink:type="simple" xlink:href="https://derpiboo.ru/8647?scope=scpef72b61dcdc300cdc766b2f3abdfd6763f79e851f" text:style-name="Internet_20_link" text:visited-style-name="Visited_20_Internet_20_Link">cdc</text:a><text:a xlink:type="simple" xlink:href="https://derpiboo.ru/8647?scope=scpef72b61dcdc300cdc766b2f3abdfd6763f79e851f" text:style-name="Internet_20_link" text:visited-style-name="Visited_20_Internet_20_Link">766</text:a><text:a xlink:type="simple" xlink:href="https://derpiboo.ru/8647?scope=scpef72b61dcdc300cdc766b2f3abdfd6763f79e851f" text:style-name="Internet_20_link" text:visited-style-name="Visited_20_Internet_20_Link">b</text:a><text:a xlink:type="simple" xlink:href="https://derpiboo.ru/8647?scope=scpef72b61dcdc300cdc766b2f3abdfd6763f79e851f" text:style-name="Internet_20_link" text:visited-style-name="Visited_20_Internet_20_Link">2</text:a><text:a xlink:type="simple" xlink:href="https://derpiboo.ru/8647?scope=scpef72b61dcdc300cdc766b2f3abdfd6763f79e851f" text:style-name="Internet_20_link" text:visited-style-name="Visited_20_Internet_20_Link">f</text:a><text:a xlink:type="simple" xlink:href="https://derpiboo.ru/8647?scope=scpef72b61dcdc300cdc766b2f3abdfd6763f79e851f" text:style-name="Internet_20_link" text:visited-style-name="Visited_20_Internet_20_Link">3</text:a><text:a xlink:type="simple" xlink:href="https://derpiboo.ru/8647?scope=scpef72b61dcdc300cdc766b2f3abdfd6763f79e851f" text:style-name="Internet_20_link" text:visited-style-name="Visited_20_Internet_20_Link">abdfd</text:a><text:a xlink:type="simple" xlink:href="https://derpiboo.ru/8647?scope=scpef72b61dcdc300cdc766b2f3abdfd6763f79e851f" text:style-name="Internet_20_link" text:visited-style-name="Visited_20_Internet_20_Link">6763</text:a><text:a xlink:type="simple" xlink:href="https://derpiboo.ru/8647?scope=scpef72b61dcdc300cdc766b2f3abdfd6763f79e851f" text:style-name="Internet_20_link" text:visited-style-name="Visited_20_Internet_20_Link">f</text:a><text:a xlink:type="simple" xlink:href="https://derpiboo.ru/8647?scope=scpef72b61dcdc300cdc766b2f3abdfd6763f79e851f" text:style-name="Internet_20_link" text:visited-style-name="Visited_20_Internet_20_Link">79</text:a><text:a xlink:type="simple" xlink:href="https://derpiboo.ru/8647?scope=scpef72b61dcdc300cdc766b2f3abdfd6763f79e851f" text:style-name="Internet_20_link" text:visited-style-name="Visited_20_Internet_20_Link">e</text:a><text:a xlink:type="simple" xlink:href="https://derpiboo.ru/8647?scope=scpef72b61dcdc300cdc766b2f3abdfd6763f79e851f" text:style-name="Internet_20_link" text:visited-style-name="Visited_20_Internet_20_Link">851</text:a><text:a xlink:type="simple" xlink:href="https://derpiboo.ru/8647?scope=scpef72b61dcdc300cdc766b2f3abdfd6763f79e851f" text:style-name="Internet_20_link" text:visited-style-name="Visited_20_Internet_20_Link">f</text:a></text:p>
      <text:p text:style-name="P3"/>
      <text:p text:style-name="P3">Źródło: <text:a xlink:type="simple" xlink:href="https://derpicdn.net/img/view/2012/6/18/8647__safe_spike_image+macro_vulgar_dragon_garble_dragon+quest_what+the+fuck+am+i+reading.png" text:style-name="Internet_20_link" text:visited-style-name="Visited_20_Internet_20_Link">https</text:a><text:a xlink:type="simple" xlink:href="https://derpicdn.net/img/view/2012/6/18/8647__safe_spike_image+macro_vulgar_dragon_garble_dragon+quest_what+the+fuck+am+i+reading.png" text:style-name="Internet_20_link" text:visited-style-name="Visited_20_Internet_20_Link">://</text:a><text:a xlink:type="simple" xlink:href="https://derpicdn.net/img/view/2012/6/18/8647__safe_spike_image+macro_vulgar_dragon_garble_dragon+quest_what+the+fuck+am+i+reading.png" text:style-name="Internet_20_link" text:visited-style-name="Visited_20_Internet_20_Link">derpicdn</text:a><text:a xlink:type="simple" xlink:href="https://derpicdn.net/img/view/2012/6/18/8647__safe_spike_image+macro_vulgar_dragon_garble_dragon+quest_what+the+fuck+am+i+reading.png" text:style-name="Internet_20_link" text:visited-style-name="Visited_20_Internet_20_Link">.</text:a><text:a xlink:type="simple" xlink:href="https://derpicdn.net/img/view/2012/6/18/8647__safe_spike_image+macro_vulgar_dragon_garble_dragon+quest_what+the+fuck+am+i+reading.png" text:style-name="Internet_20_link" text:visited-style-name="Visited_20_Internet_20_Link">net</text:a><text:a xlink:type="simple" xlink:href="https://derpicdn.net/img/view/2012/6/18/8647__safe_spike_image+macro_vulgar_dragon_garble_dragon+quest_what+the+fuck+am+i+reading.png" text:style-name="Internet_20_link" text:visited-style-name="Visited_20_Internet_20_Link">/</text:a><text:a xlink:type="simple" xlink:href="https://derpicdn.net/img/view/2012/6/18/8647__safe_spike_image+macro_vulgar_dragon_garble_dragon+quest_what+the+fuck+am+i+reading.png" text:style-name="Internet_20_link" text:visited-style-name="Visited_20_Internet_20_Link">img</text:a><text:a xlink:type="simple" xlink:href="https://derpicdn.net/img/view/2012/6/18/8647__safe_spike_image+macro_vulgar_dragon_garble_dragon+quest_what+the+fuck+am+i+reading.png" text:style-name="Internet_20_link" text:visited-style-name="Visited_20_Internet_20_Link">/</text:a><text:a xlink:type="simple" xlink:href="https://derpicdn.net/img/view/2012/6/18/8647__safe_spike_image+macro_vulgar_dragon_garble_dragon+quest_what+the+fuck+am+i+reading.png" text:style-name="Internet_20_link" text:visited-style-name="Visited_20_Internet_20_Link">view</text:a><text:a xlink:type="simple" xlink:href="https://derpicdn.net/img/view/2012/6/18/8647__safe_spike_image+macro_vulgar_dragon_garble_dragon+quest_what+the+fuck+am+i+reading.png" text:style-name="Internet_20_link" text:visited-style-name="Visited_20_Internet_20_Link">/2012/6/18/8647__</text:a><text:a xlink:type="simple" xlink:href="https://derpicdn.net/img/view/2012/6/18/8647__safe_spike_image+macro_vulgar_dragon_garble_dragon+quest_what+the+fuck+am+i+reading.png" text:style-name="Internet_20_link" text:visited-style-name="Visited_20_Internet_20_Link">safe</text:a><text:a xlink:type="simple" xlink:href="https://derpicdn.net/img/view/2012/6/18/8647__safe_spike_image+macro_vulgar_dragon_garble_dragon+quest_what+the+fuck+am+i+reading.png" text:style-name="Internet_20_link" text:visited-style-name="Visited_20_Internet_20_Link">_</text:a><text:a xlink:type="simple" xlink:href="https://derpicdn.net/img/view/2012/6/18/8647__safe_spike_image+macro_vulgar_dragon_garble_dragon+quest_what+the+fuck+am+i+reading.png" text:style-name="Internet_20_link" text:visited-style-name="Visited_20_Internet_20_Link">spike</text:a><text:a xlink:type="simple" xlink:href="https://derpicdn.net/img/view/2012/6/18/8647__safe_spike_image+macro_vulgar_dragon_garble_dragon+quest_what+the+fuck+am+i+reading.png" text:style-name="Internet_20_link" text:visited-style-name="Visited_20_Internet_20_Link">_</text:a><text:a xlink:type="simple" xlink:href="https://derpicdn.net/img/view/2012/6/18/8647__safe_spike_image+macro_vulgar_dragon_garble_dragon+quest_what+the+fuck+am+i+reading.png" text:style-name="Internet_20_link" text:visited-style-name="Visited_20_Internet_20_Link">image</text:a><text:a xlink:type="simple" xlink:href="https://derpicdn.net/img/view/2012/6/18/8647__safe_spike_image+macro_vulgar_dragon_garble_dragon+quest_what+the+fuck+am+i+reading.png" text:style-name="Internet_20_link" text:visited-style-name="Visited_20_Internet_20_Link">+</text:a><text:a xlink:type="simple" xlink:href="https://derpicdn.net/img/view/2012/6/18/8647__safe_spike_image+macro_vulgar_dragon_garble_dragon+quest_what+the+fuck+am+i+reading.png" text:style-name="Internet_20_link" text:visited-style-name="Visited_20_Internet_20_Link">macro</text:a><text:a xlink:type="simple" xlink:href="https://derpicdn.net/img/view/2012/6/18/8647__safe_spike_image+macro_vulgar_dragon_garble_dragon+quest_what+the+fuck+am+i+reading.png" text:style-name="Internet_20_link" text:visited-style-name="Visited_20_Internet_20_Link">_</text:a><text:a xlink:type="simple" xlink:href="https://derpicdn.net/img/view/2012/6/18/8647__safe_spike_image+macro_vulgar_dragon_garble_dragon+quest_what+the+fuck+am+i+reading.png" text:style-name="Internet_20_link" text:visited-style-name="Visited_20_Internet_20_Link">vulgar</text:a><text:a xlink:type="simple" xlink:href="https://derpicdn.net/img/view/2012/6/18/8647__safe_spike_image+macro_vulgar_dragon_garble_dragon+quest_what+the+fuck+am+i+reading.png" text:style-name="Internet_20_link" text:visited-style-name="Visited_20_Internet_20_Link">_</text:a><text:a xlink:type="simple" xlink:href="https://derpicdn.net/img/view/2012/6/18/8647__safe_spike_image+macro_vulgar_dragon_garble_dragon+quest_what+the+fuck+am+i+reading.png" text:style-name="Internet_20_link" text:visited-style-name="Visited_20_Internet_20_Link">dragon</text:a><text:a xlink:type="simple" xlink:href="https://derpicdn.net/img/view/2012/6/18/8647__safe_spike_image+macro_vulgar_dragon_garble_dragon+quest_what+the+fuck+am+i+reading.png" text:style-name="Internet_20_link" text:visited-style-name="Visited_20_Internet_20_Link">_</text:a><text:a xlink:type="simple" xlink:href="https://derpicdn.net/img/view/2012/6/18/8647__safe_spike_image+macro_vulgar_dragon_garble_dragon+quest_what+the+fuck+am+i+reading.png" text:style-name="Internet_20_link" text:visited-style-name="Visited_20_Internet_20_Link">garble</text:a><text:a xlink:type="simple" xlink:href="https://derpicdn.net/img/view/2012/6/18/8647__safe_spike_image+macro_vulgar_dragon_garble_dragon+quest_what+the+fuck+am+i+reading.png" text:style-name="Internet_20_link" text:visited-style-name="Visited_20_Internet_20_Link">_</text:a><text:a xlink:type="simple" xlink:href="https://derpicdn.net/img/view/2012/6/18/8647__safe_spike_image+macro_vulgar_dragon_garble_dragon+quest_what+the+fuck+am+i+reading.png" text:style-name="Internet_20_link" text:visited-style-name="Visited_20_Internet_20_Link">dragon</text:a><text:a xlink:type="simple" xlink:href="https://derpicdn.net/img/view/2012/6/18/8647__safe_spike_image+macro_vulgar_dragon_garble_dragon+quest_what+the+fuck+am+i+reading.png" text:style-name="Internet_20_link" text:visited-style-name="Visited_20_Internet_20_Link">+</text:a><text:a xlink:type="simple" xlink:href="https://derpicdn.net/img/view/2012/6/18/8647__safe_spike_image+macro_vulgar_dragon_garble_dragon+quest_what+the+fuck+am+i+reading.png" text:style-name="Internet_20_link" text:visited-style-name="Visited_20_Internet_20_Link">quest</text:a><text:a xlink:type="simple" xlink:href="https://derpicdn.net/img/view/2012/6/18/8647__safe_spike_image+macro_vulgar_dragon_garble_dragon+quest_what+the+fuck+am+i+reading.png" text:style-name="Internet_20_link" text:visited-style-name="Visited_20_Internet_20_Link">_</text:a><text:a xlink:type="simple" xlink:href="https://derpicdn.net/img/view/2012/6/18/8647__safe_spike_image+macro_vulgar_dragon_garble_dragon+quest_what+the+fuck+am+i+reading.png" text:style-name="Internet_20_link" text:visited-style-name="Visited_20_Internet_20_Link">what</text:a><text:a xlink:type="simple" xlink:href="https://derpicdn.net/img/view/2012/6/18/8647__safe_spike_image+macro_vulgar_dragon_garble_dragon+quest_what+the+fuck+am+i+reading.png" text:style-name="Internet_20_link" text:visited-style-name="Visited_20_Internet_20_Link">+</text:a><text:a xlink:type="simple" xlink:href="https://derpicdn.net/img/view/2012/6/18/8647__safe_spike_image+macro_vulgar_dragon_garble_dragon+quest_what+the+fuck+am+i+reading.png" text:style-name="Internet_20_link" text:visited-style-name="Visited_20_Internet_20_Link">the</text:a><text:a xlink:type="simple" xlink:href="https://derpicdn.net/img/view/2012/6/18/8647__safe_spike_image+macro_vulgar_dragon_garble_dragon+quest_what+the+fuck+am+i+reading.png" text:style-name="Internet_20_link" text:visited-style-name="Visited_20_Internet_20_Link">+</text:a><text:a xlink:type="simple" xlink:href="https://derpicdn.net/img/view/2012/6/18/8647__safe_spike_image+macro_vulgar_dragon_garble_dragon+quest_what+the+fuck+am+i+reading.png" text:style-name="Internet_20_link" text:visited-style-name="Visited_20_Internet_20_Link">fuck</text:a><text:a xlink:type="simple" xlink:href="https://derpicdn.net/img/view/2012/6/18/8647__safe_spike_image+macro_vulgar_dragon_garble_dragon+quest_what+the+fuck+am+i+reading.png" text:style-name="Internet_20_link" text:visited-style-name="Visited_20_Internet_20_Link">+</text:a><text:a xlink:type="simple" xlink:href="https://derpicdn.net/img/view/2012/6/18/8647__safe_spike_image+macro_vulgar_dragon_garble_dragon+quest_what+the+fuck+am+i+reading.png" text:style-name="Internet_20_link" text:visited-style-name="Visited_20_Internet_20_Link">am</text:a><text:a xlink:type="simple" xlink:href="https://derpicdn.net/img/view/2012/6/18/8647__safe_spike_image+macro_vulgar_dragon_garble_dragon+quest_what+the+fuck+am+i+reading.png" text:style-name="Internet_20_link" text:visited-style-name="Visited_20_Internet_20_Link">+</text:a><text:a xlink:type="simple" xlink:href="https://derpicdn.net/img/view/2012/6/18/8647__safe_spike_image+macro_vulgar_dragon_garble_dragon+quest_what+the+fuck+am+i+reading.png" text:style-name="Internet_20_link" text:visited-style-name="Visited_20_Internet_20_Link">i</text:a><text:a xlink:type="simple" xlink:href="https://derpicdn.net/img/view/2012/6/18/8647__safe_spike_image+macro_vulgar_dragon_garble_dragon+quest_what+the+fuck+am+i+reading.png" text:style-name="Internet_20_link" text:visited-style-name="Visited_20_Internet_20_Link">+</text:a><text:a xlink:type="simple" xlink:href="https://derpicdn.net/img/view/2012/6/18/8647__safe_spike_image+macro_vulgar_dragon_garble_dragon+quest_what+the+fuck+am+i+reading.png" text:style-name="Internet_20_link" text:visited-style-name="Visited_20_Internet_20_Link">reading</text:a><text:a xlink:type="simple" xlink:href="https://derpicdn.net/img/view/2012/6/18/8647__safe_spike_image+macro_vulgar_dragon_garble_dragon+quest_what+the+fuck+am+i+reading.png" text:style-name="Internet_20_link" text:visited-style-name="Visited_20_Internet_20_Link">.</text:a><text:a xlink:type="simple" xlink:href="https://derpicdn.net/img/view/2012/6/18/8647__safe_spike_image+macro_vulgar_dragon_garble_dragon+quest_what+the+fuck+am+i+reading.png" text:style-name="Internet_20_link" text:visited-style-name="Visited_20_Internet_20_Link">png</text:a></text:p>
      <text:p text:style-name="P3"/>
      <text:p text:style-name="P3">Obrazek: <text:a xlink:type="simple" xlink:href="https://derpiboo.ru/289736?scope=scpec591edb0f0ba9729c5e0395e86afa833be126018" text:style-name="Internet_20_link" text:visited-style-name="Visited_20_Internet_20_Link">https</text:a><text:a xlink:type="simple" xlink:href="https://derpiboo.ru/289736?scope=scpec591edb0f0ba9729c5e0395e86afa833be126018" text:style-name="Internet_20_link" text:visited-style-name="Visited_20_Internet_20_Link">://</text:a><text:a xlink:type="simple" xlink:href="https://derpiboo.ru/289736?scope=scpec591edb0f0ba9729c5e0395e86afa833be126018" text:style-name="Internet_20_link" text:visited-style-name="Visited_20_Internet_20_Link">derpiboo</text:a><text:a xlink:type="simple" xlink:href="https://derpiboo.ru/289736?scope=scpec591edb0f0ba9729c5e0395e86afa833be126018" text:style-name="Internet_20_link" text:visited-style-name="Visited_20_Internet_20_Link">.</text:a><text:a xlink:type="simple" xlink:href="https://derpiboo.ru/289736?scope=scpec591edb0f0ba9729c5e0395e86afa833be126018" text:style-name="Internet_20_link" text:visited-style-name="Visited_20_Internet_20_Link">ru</text:a><text:a xlink:type="simple" xlink:href="https://derpiboo.ru/289736?scope=scpec591edb0f0ba9729c5e0395e86afa833be126018" text:style-name="Internet_20_link" text:visited-style-name="Visited_20_Internet_20_Link">/289736?</text:a><text:a xlink:type="simple" xlink:href="https://derpiboo.ru/289736?scope=scpec591edb0f0ba9729c5e0395e86afa833be126018" text:style-name="Internet_20_link" text:visited-style-name="Visited_20_Internet_20_Link">scope</text:a><text:a xlink:type="simple" xlink:href="https://derpiboo.ru/289736?scope=scpec591edb0f0ba9729c5e0395e86afa833be126018" text:style-name="Internet_20_link" text:visited-style-name="Visited_20_Internet_20_Link">=</text:a><text:a xlink:type="simple" xlink:href="https://derpiboo.ru/289736?scope=scpec591edb0f0ba9729c5e0395e86afa833be126018" text:style-name="Internet_20_link" text:visited-style-name="Visited_20_Internet_20_Link">scpec</text:a><text:a xlink:type="simple" xlink:href="https://derpiboo.ru/289736?scope=scpec591edb0f0ba9729c5e0395e86afa833be126018" text:style-name="Internet_20_link" text:visited-style-name="Visited_20_Internet_20_Link">591</text:a><text:a xlink:type="simple" xlink:href="https://derpiboo.ru/289736?scope=scpec591edb0f0ba9729c5e0395e86afa833be126018" text:style-name="Internet_20_link" text:visited-style-name="Visited_20_Internet_20_Link">edb</text:a><text:a xlink:type="simple" xlink:href="https://derpiboo.ru/289736?scope=scpec591edb0f0ba9729c5e0395e86afa833be126018" text:style-name="Internet_20_link" text:visited-style-name="Visited_20_Internet_20_Link">0</text:a><text:a xlink:type="simple" xlink:href="https://derpiboo.ru/289736?scope=scpec591edb0f0ba9729c5e0395e86afa833be126018" text:style-name="Internet_20_link" text:visited-style-name="Visited_20_Internet_20_Link">f</text:a><text:a xlink:type="simple" xlink:href="https://derpiboo.ru/289736?scope=scpec591edb0f0ba9729c5e0395e86afa833be126018" text:style-name="Internet_20_link" text:visited-style-name="Visited_20_Internet_20_Link">0</text:a><text:a xlink:type="simple" xlink:href="https://derpiboo.ru/289736?scope=scpec591edb0f0ba9729c5e0395e86afa833be126018" text:style-name="Internet_20_link" text:visited-style-name="Visited_20_Internet_20_Link">ba</text:a><text:a xlink:type="simple" xlink:href="https://derpiboo.ru/289736?scope=scpec591edb0f0ba9729c5e0395e86afa833be126018" text:style-name="Internet_20_link" text:visited-style-name="Visited_20_Internet_20_Link">9729</text:a><text:a xlink:type="simple" xlink:href="https://derpiboo.ru/289736?scope=scpec591edb0f0ba9729c5e0395e86afa833be126018" text:style-name="Internet_20_link" text:visited-style-name="Visited_20_Internet_20_Link">c</text:a><text:a xlink:type="simple" xlink:href="https://derpiboo.ru/289736?scope=scpec591edb0f0ba9729c5e0395e86afa833be126018" text:style-name="Internet_20_link" text:visited-style-name="Visited_20_Internet_20_Link">5</text:a><text:a xlink:type="simple" xlink:href="https://derpiboo.ru/289736?scope=scpec591edb0f0ba9729c5e0395e86afa833be126018" text:style-name="Internet_20_link" text:visited-style-name="Visited_20_Internet_20_Link">e</text:a><text:a xlink:type="simple" xlink:href="https://derpiboo.ru/289736?scope=scpec591edb0f0ba9729c5e0395e86afa833be126018" text:style-name="Internet_20_link" text:visited-style-name="Visited_20_Internet_20_Link">0395</text:a><text:a xlink:type="simple" xlink:href="https://derpiboo.ru/289736?scope=scpec591edb0f0ba9729c5e0395e86afa833be126018" text:style-name="Internet_20_link" text:visited-style-name="Visited_20_Internet_20_Link">e</text:a><text:a xlink:type="simple" xlink:href="https://derpiboo.ru/289736?scope=scpec591edb0f0ba9729c5e0395e86afa833be126018" text:style-name="Internet_20_link" text:visited-style-name="Visited_20_Internet_20_Link">86</text:a><text:a xlink:type="simple" xlink:href="https://derpiboo.ru/289736?scope=scpec591edb0f0ba9729c5e0395e86afa833be126018" text:style-name="Internet_20_link" text:visited-style-name="Visited_20_Internet_20_Link">afa</text:a><text:a xlink:type="simple" xlink:href="https://derpiboo.ru/289736?scope=scpec591edb0f0ba9729c5e0395e86afa833be126018" text:style-name="Internet_20_link" text:visited-style-name="Visited_20_Internet_20_Link">833</text:a><text:a xlink:type="simple" xlink:href="https://derpiboo.ru/289736?scope=scpec591edb0f0ba9729c5e0395e86afa833be126018" text:style-name="Internet_20_link" text:visited-style-name="Visited_20_Internet_20_Link">be</text:a><text:a xlink:type="simple" xlink:href="https://derpiboo.ru/289736?scope=scpec591edb0f0ba9729c5e0395e86afa833be126018" text:style-name="Internet_20_link" text:visited-style-name="Visited_20_Internet_20_Link">126018</text:a></text:p>
      <text:p text:style-name="P3"/>
      <text:p text:style-name="P3">Źródło:<text:a xlink:type="simple" xlink:href="https://derpicdn.net/img/2013/4/6/289736/tall.png" text:style-name="Internet_20_link" text:visited-style-name="Visited_20_Internet_20_Link">https</text:a><text:a xlink:type="simple" xlink:href="https://derpicdn.net/img/2013/4/6/289736/tall.png" text:style-name="Internet_20_link" text:visited-style-name="Visited_20_Internet_20_Link">://</text:a><text:a xlink:type="simple" xlink:href="https://derpicdn.net/img/2013/4/6/289736/tall.png" text:style-name="Internet_20_link" text:visited-style-name="Visited_20_Internet_20_Link">derpicdn</text:a><text:a xlink:type="simple" xlink:href="https://derpicdn.net/img/2013/4/6/289736/tall.png" text:style-name="Internet_20_link" text:visited-style-name="Visited_20_Internet_20_Link">.</text:a><text:a xlink:type="simple" xlink:href="https://derpicdn.net/img/2013/4/6/289736/tall.png" text:style-name="Internet_20_link" text:visited-style-name="Visited_20_Internet_20_Link">net</text:a><text:a xlink:type="simple" xlink:href="https://derpicdn.net/img/2013/4/6/289736/tall.png" text:style-name="Internet_20_link" text:visited-style-name="Visited_20_Internet_20_Link">/</text:a><text:a xlink:type="simple" xlink:href="https://derpicdn.net/img/2013/4/6/289736/tall.png" text:style-name="Internet_20_link" text:visited-style-name="Visited_20_Internet_20_Link">img</text:a><text:a xlink:type="simple" xlink:href="https://derpicdn.net/img/2013/4/6/289736/tall.png" text:style-name="Internet_20_link" text:visited-style-name="Visited_20_Internet_20_Link">/2013/4/6/289736/</text:a><text:a xlink:type="simple" xlink:href="https://derpicdn.net/img/2013/4/6/289736/tall.png" text:style-name="Internet_20_link" text:visited-style-name="Visited_20_Internet_20_Link">tall</text:a><text:a xlink:type="simple" xlink:href="https://derpicdn.net/img/2013/4/6/289736/tall.png" text:style-name="Internet_20_link" text:visited-style-name="Visited_20_Internet_20_Link">.</text:a><text:a xlink:type="simple" xlink:href="https://derpicdn.net/img/2013/4/6/289736/tall.png" text:style-name="Internet_20_link" text:visited-style-name="Visited_20_Internet_20_Link">png</text:a></text:p>
      <text:p text:style-name="P3"/>
      <text:p text:style-name="P3">Obrazek: <text:a xlink:type="simple" xlink:href="https://derpiboo.ru/463392?scope=scpef376dc3ba98129304010277b2aab7f3898e5b7ad" text:style-name="Internet_20_link" text:visited-style-name="Visited_20_Internet_20_Link">https</text:a><text:a xlink:type="simple" xlink:href="https://derpiboo.ru/463392?scope=scpef376dc3ba98129304010277b2aab7f3898e5b7ad" text:style-name="Internet_20_link" text:visited-style-name="Visited_20_Internet_20_Link">://</text:a><text:a xlink:type="simple" xlink:href="https://derpiboo.ru/463392?scope=scpef376dc3ba98129304010277b2aab7f3898e5b7ad" text:style-name="Internet_20_link" text:visited-style-name="Visited_20_Internet_20_Link">derpiboo</text:a><text:a xlink:type="simple" xlink:href="https://derpiboo.ru/463392?scope=scpef376dc3ba98129304010277b2aab7f3898e5b7ad" text:style-name="Internet_20_link" text:visited-style-name="Visited_20_Internet_20_Link">.</text:a><text:a xlink:type="simple" xlink:href="https://derpiboo.ru/463392?scope=scpef376dc3ba98129304010277b2aab7f3898e5b7ad" text:style-name="Internet_20_link" text:visited-style-name="Visited_20_Internet_20_Link">ru</text:a><text:a xlink:type="simple" xlink:href="https://derpiboo.ru/463392?scope=scpef376dc3ba98129304010277b2aab7f3898e5b7ad" text:style-name="Internet_20_link" text:visited-style-name="Visited_20_Internet_20_Link">/463392?</text:a><text:a xlink:type="simple" xlink:href="https://derpiboo.ru/463392?scope=scpef376dc3ba98129304010277b2aab7f3898e5b7ad" text:style-name="Internet_20_link" text:visited-style-name="Visited_20_Internet_20_Link">scope</text:a><text:a xlink:type="simple" xlink:href="https://derpiboo.ru/463392?scope=scpef376dc3ba98129304010277b2aab7f3898e5b7ad" text:style-name="Internet_20_link" text:visited-style-name="Visited_20_Internet_20_Link">=</text:a><text:a xlink:type="simple" xlink:href="https://derpiboo.ru/463392?scope=scpef376dc3ba98129304010277b2aab7f3898e5b7ad" text:style-name="Internet_20_link" text:visited-style-name="Visited_20_Internet_20_Link">scpef</text:a><text:a xlink:type="simple" xlink:href="https://derpiboo.ru/463392?scope=scpef376dc3ba98129304010277b2aab7f3898e5b7ad" text:style-name="Internet_20_link" text:visited-style-name="Visited_20_Internet_20_Link">376</text:a><text:a xlink:type="simple" xlink:href="https://derpiboo.ru/463392?scope=scpef376dc3ba98129304010277b2aab7f3898e5b7ad" text:style-name="Internet_20_link" text:visited-style-name="Visited_20_Internet_20_Link">dc</text:a><text:a xlink:type="simple" xlink:href="https://derpiboo.ru/463392?scope=scpef376dc3ba98129304010277b2aab7f3898e5b7ad" text:style-name="Internet_20_link" text:visited-style-name="Visited_20_Internet_20_Link">3</text:a><text:a xlink:type="simple" xlink:href="https://derpiboo.ru/463392?scope=scpef376dc3ba98129304010277b2aab7f3898e5b7ad" text:style-name="Internet_20_link" text:visited-style-name="Visited_20_Internet_20_Link">ba</text:a><text:a xlink:type="simple" xlink:href="https://derpiboo.ru/463392?scope=scpef376dc3ba98129304010277b2aab7f3898e5b7ad" text:style-name="Internet_20_link" text:visited-style-name="Visited_20_Internet_20_Link">98129304010277</text:a><text:a xlink:type="simple" xlink:href="https://derpiboo.ru/463392?scope=scpef376dc3ba98129304010277b2aab7f3898e5b7ad" text:style-name="Internet_20_link" text:visited-style-name="Visited_20_Internet_20_Link">b</text:a><text:a xlink:type="simple" xlink:href="https://derpiboo.ru/463392?scope=scpef376dc3ba98129304010277b2aab7f3898e5b7ad" text:style-name="Internet_20_link" text:visited-style-name="Visited_20_Internet_20_Link">2</text:a><text:a xlink:type="simple" xlink:href="https://derpiboo.ru/463392?scope=scpef376dc3ba98129304010277b2aab7f3898e5b7ad" text:style-name="Internet_20_link" text:visited-style-name="Visited_20_Internet_20_Link">aab</text:a><text:a xlink:type="simple" xlink:href="https://derpiboo.ru/463392?scope=scpef376dc3ba98129304010277b2aab7f3898e5b7ad" text:style-name="Internet_20_link" text:visited-style-name="Visited_20_Internet_20_Link">7</text:a><text:a xlink:type="simple" xlink:href="https://derpiboo.ru/463392?scope=scpef376dc3ba98129304010277b2aab7f3898e5b7ad" text:style-name="Internet_20_link" text:visited-style-name="Visited_20_Internet_20_Link">f</text:a><text:a xlink:type="simple" xlink:href="https://derpiboo.ru/463392?scope=scpef376dc3ba98129304010277b2aab7f3898e5b7ad" text:style-name="Internet_20_link" text:visited-style-name="Visited_20_Internet_20_Link">3898</text:a><text:a xlink:type="simple" xlink:href="https://derpiboo.ru/463392?scope=scpef376dc3ba98129304010277b2aab7f3898e5b7ad" text:style-name="Internet_20_link" text:visited-style-name="Visited_20_Internet_20_Link">e</text:a><text:a xlink:type="simple" xlink:href="https://derpiboo.ru/463392?scope=scpef376dc3ba98129304010277b2aab7f3898e5b7ad" text:style-name="Internet_20_link" text:visited-style-name="Visited_20_Internet_20_Link">5</text:a><text:a xlink:type="simple" xlink:href="https://derpiboo.ru/463392?scope=scpef376dc3ba98129304010277b2aab7f3898e5b7ad" text:style-name="Internet_20_link" text:visited-style-name="Visited_20_Internet_20_Link">b</text:a><text:a xlink:type="simple" xlink:href="https://derpiboo.ru/463392?scope=scpef376dc3ba98129304010277b2aab7f3898e5b7ad" text:style-name="Internet_20_link" text:visited-style-name="Visited_20_Internet_20_Link">7</text:a><text:a xlink:type="simple" xlink:href="https://derpiboo.ru/463392?scope=scpef376dc3ba98129304010277b2aab7f3898e5b7ad" text:style-name="Internet_20_link" text:visited-style-name="Visited_20_Internet_20_Link">ad</text:a></text:p>
      <text:p text:style-name="P3"/>
      <text:p text:style-name="P3">Źródło: <text:a xlink:type="simple" xlink:href="https://derpicdn.net/img/2013/11/3/463392/tall.png" text:style-name="Internet_20_link" text:visited-style-name="Visited_20_Internet_20_Link">https</text:a><text:a xlink:type="simple" xlink:href="https://derpicdn.net/img/2013/11/3/463392/tall.png" text:style-name="Internet_20_link" text:visited-style-name="Visited_20_Internet_20_Link">://</text:a><text:a xlink:type="simple" xlink:href="https://derpicdn.net/img/2013/11/3/463392/tall.png" text:style-name="Internet_20_link" text:visited-style-name="Visited_20_Internet_20_Link">derpicdn</text:a><text:a xlink:type="simple" xlink:href="https://derpicdn.net/img/2013/11/3/463392/tall.png" text:style-name="Internet_20_link" text:visited-style-name="Visited_20_Internet_20_Link">.</text:a><text:a xlink:type="simple" xlink:href="https://derpicdn.net/img/2013/11/3/463392/tall.png" text:style-name="Internet_20_link" text:visited-style-name="Visited_20_Internet_20_Link">net</text:a><text:a xlink:type="simple" xlink:href="https://derpicdn.net/img/2013/11/3/463392/tall.png" text:style-name="Internet_20_link" text:visited-style-name="Visited_20_Internet_20_Link">/</text:a><text:a xlink:type="simple" xlink:href="https://derpicdn.net/img/2013/11/3/463392/tall.png" text:style-name="Internet_20_link" text:visited-style-name="Visited_20_Internet_20_Link">img</text:a><text:a xlink:type="simple" xlink:href="https://derpicdn.net/img/2013/11/3/463392/tall.png" text:style-name="Internet_20_link" text:visited-style-name="Visited_20_Internet_20_Link">/2013/11/3/463392/</text:a><text:a xlink:type="simple" xlink:href="https://derpicdn.net/img/2013/11/3/463392/tall.png" text:style-name="Internet_20_link" text:visited-style-name="Visited_20_Internet_20_Link">tall</text:a><text:a xlink:type="simple" xlink:href="https://derpicdn.net/img/2013/11/3/463392/tall.png" text:style-name="Internet_20_link" text:visited-style-name="Visited_20_Internet_20_Link">.</text:a><text:a xlink:type="simple" xlink:href="https://derpicdn.net/img/2013/11/3/463392/tall.png" text:style-name="Internet_20_link" text:visited-style-name="Visited_20_Internet_20_Link">png</text:a></text:p>
      <text:p text:style-name="P3"/>
      <text:p text:style-name="P3"><office:annotation><dc:date>0000-00-00T00:00:00</dc:date><text:p text:style-name="P8"><text:span text:style-name="T5">Baner pozostaje taki jak przy poprzedniej części</text:span></text:p></office:annotation>Banner: <text:a xlink:type="simple" xlink:href="https://derpiboo.ru/927709?scope=scpececeb4c2200604e1b83e2285e8cf991d10428452" text:style-name="Internet_20_link" text:visited-style-name="Visited_20_Internet_20_Link">https</text:a><text:a xlink:type="simple" xlink:href="https://derpiboo.ru/927709?scope=scpececeb4c2200604e1b83e2285e8cf991d10428452" text:style-name="Internet_20_link" text:visited-style-name="Visited_20_Internet_20_Link">://</text:a><text:a xlink:type="simple" xlink:href="https://derpiboo.ru/927709?scope=scpececeb4c2200604e1b83e2285e8cf991d10428452" text:style-name="Internet_20_link" text:visited-style-name="Visited_20_Internet_20_Link">derpiboo</text:a><text:a xlink:type="simple" xlink:href="https://derpiboo.ru/927709?scope=scpececeb4c2200604e1b83e2285e8cf991d10428452" text:style-name="Internet_20_link" text:visited-style-name="Visited_20_Internet_20_Link">.</text:a><text:a xlink:type="simple" xlink:href="https://derpiboo.ru/927709?scope=scpececeb4c2200604e1b83e2285e8cf991d10428452" text:style-name="Internet_20_link" text:visited-style-name="Visited_20_Internet_20_Link">ru</text:a><text:a xlink:type="simple" xlink:href="https://derpiboo.ru/927709?scope=scpececeb4c2200604e1b83e2285e8cf991d10428452" text:style-name="Internet_20_link" text:visited-style-name="Visited_20_Internet_20_Link">/927709?</text:a><text:a xlink:type="simple" xlink:href="https://derpiboo.ru/927709?scope=scpececeb4c2200604e1b83e2285e8cf991d10428452" text:style-name="Internet_20_link" text:visited-style-name="Visited_20_Internet_20_Link">scope</text:a><text:a xlink:type="simple" xlink:href="https://derpiboo.ru/927709?scope=scpececeb4c2200604e1b83e2285e8cf991d10428452" text:style-name="Internet_20_link" text:visited-style-name="Visited_20_Internet_20_Link">=</text:a><text:a xlink:type="simple" xlink:href="https://derpiboo.ru/927709?scope=scpececeb4c2200604e1b83e2285e8cf991d10428452" text:style-name="Internet_20_link" text:visited-style-name="Visited_20_Internet_20_Link">scpececeb</text:a><text:a xlink:type="simple" xlink:href="https://derpiboo.ru/927709?scope=scpececeb4c2200604e1b83e2285e8cf991d10428452" text:style-name="Internet_20_link" text:visited-style-name="Visited_20_Internet_20_Link">4</text:a><text:a xlink:type="simple" xlink:href="https://derpiboo.ru/927709?scope=scpececeb4c2200604e1b83e2285e8cf991d10428452" text:style-name="Internet_20_link" text:visited-style-name="Visited_20_Internet_20_Link">c</text:a><text:a xlink:type="simple" xlink:href="https://derpiboo.ru/927709?scope=scpececeb4c2200604e1b83e2285e8cf991d10428452" text:style-name="Internet_20_link" text:visited-style-name="Visited_20_Internet_20_Link">2200604</text:a><text:a xlink:type="simple" xlink:href="https://derpiboo.ru/927709?scope=scpececeb4c2200604e1b83e2285e8cf991d10428452" text:style-name="Internet_20_link" text:visited-style-name="Visited_20_Internet_20_Link">e</text:a><text:a xlink:type="simple" xlink:href="https://derpiboo.ru/927709?scope=scpececeb4c2200604e1b83e2285e8cf991d10428452" text:style-name="Internet_20_link" text:visited-style-name="Visited_20_Internet_20_Link">1</text:a><text:a xlink:type="simple" xlink:href="https://derpiboo.ru/927709?scope=scpececeb4c2200604e1b83e2285e8cf991d10428452" text:style-name="Internet_20_link" text:visited-style-name="Visited_20_Internet_20_Link">b</text:a><text:a xlink:type="simple" xlink:href="https://derpiboo.ru/927709?scope=scpececeb4c2200604e1b83e2285e8cf991d10428452" text:style-name="Internet_20_link" text:visited-style-name="Visited_20_Internet_20_Link">83</text:a><text:a xlink:type="simple" xlink:href="https://derpiboo.ru/927709?scope=scpececeb4c2200604e1b83e2285e8cf991d10428452" text:style-name="Internet_20_link" text:visited-style-name="Visited_20_Internet_20_Link">e</text:a><text:a xlink:type="simple" xlink:href="https://derpiboo.ru/927709?scope=scpececeb4c2200604e1b83e2285e8cf991d10428452" text:style-name="Internet_20_link" text:visited-style-name="Visited_20_Internet_20_Link">2285</text:a><text:a xlink:type="simple" xlink:href="https://derpiboo.ru/927709?scope=scpececeb4c2200604e1b83e2285e8cf991d10428452" text:style-name="Internet_20_link" text:visited-style-name="Visited_20_Internet_20_Link">e</text:a><text:a xlink:type="simple" xlink:href="https://derpiboo.ru/927709?scope=scpececeb4c2200604e1b83e2285e8cf991d10428452" text:style-name="Internet_20_link" text:visited-style-name="Visited_20_Internet_20_Link">8</text:a><text:a xlink:type="simple" xlink:href="https://derpiboo.ru/927709?scope=scpececeb4c2200604e1b83e2285e8cf991d10428452" text:style-name="Internet_20_link" text:visited-style-name="Visited_20_Internet_20_Link">cf</text:a><text:a xlink:type="simple" xlink:href="https://derpiboo.ru/927709?scope=scpececeb4c2200604e1b83e2285e8cf991d10428452" text:style-name="Internet_20_link" text:visited-style-name="Visited_20_Internet_20_Link">991</text:a><text:a xlink:type="simple" xlink:href="https://derpiboo.ru/927709?scope=scpececeb4c2200604e1b83e2285e8cf991d10428452" text:style-name="Internet_20_link" text:visited-style-name="Visited_20_Internet_20_Link">d</text:a><text:a xlink:type="simple" xlink:href="https://derpiboo.ru/927709?scope=scpececeb4c2200604e1b83e2285e8cf991d10428452" text:style-name="Internet_20_link" text:visited-style-name="Visited_20_Internet_20_Link">10428452</text:a></text:p>
      <text:p text:style-name="P3"/>
      <text:p text:style-name="P3">Źródło: <text:a xlink:type="simple" xlink:href="https://derpicdn.net/img/view/2015/7/1/927709__safe_solo_princess+celestia_vector_absurd+res_spread+wings_transparent+background_unamused_the+crystal+empire_artist-colon-dashiesparkle.png" text:style-name="Internet_20_link" text:visited-style-name="Visited_20_Internet_20_Link">https</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derpicdn</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net</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img</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view</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2015/7/1/927709__</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safe</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_</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solo</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_</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princess</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celestia</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_</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vector</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_</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absurd</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res</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_</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spread</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wings</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_</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transparent</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background</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_</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unamused</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_</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the</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crystal</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empire</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_</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artist</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colon</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dashiesparkle</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text:a><text:a xlink:type="simple" xlink:href="https://derpicdn.net/img/view/2015/7/1/927709__safe_solo_princess+celestia_vector_absurd+res_spread+wings_transparent+background_unamused_the+crystal+empire_artist-colon-dashiesparkle.png" text:style-name="Internet_20_link" text:visited-style-name="Visited_20_Internet_20_Link">png</tex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meta:initial-creator/>
    <meta:editing-cycles>2</meta:editing-cycles>
    <dc:date>2015-07-15T21:02:21.252000000</dc:date>
    <meta:editing-duration>PT7M54S</meta:editing-duration>
    <meta:document-statistic meta:table-count="0" meta:image-count="0" meta:object-count="0" meta:page-count="3" meta:paragraph-count="24" meta:word-count="946" meta:character-count="6708" meta:non-whitespace-character-count="5783"/>
  </office:meta>
</office:document-meta>
</file>